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HRONICLES 1-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SOLOMON'S GREAT WISDOM FROM GOD (1:1-1 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SOLOMON'S GREAT WISDOM FROM GOD (1:1-1 7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background (1:1-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burnt offerings (1:6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blessing (1:7-1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blessing (1:7-17)<text:s text:c="1"/></text:span><text:span text:style-name="a512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announcement (1: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nswer (1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pproval (1:11-1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acquisition (1:13-17):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SOLOMON'S GREAT WISDOM FROM GOD (1:1-1 7)<text:s text:c="1"/></text:span><text:span text:style-name="a533" text:class-names=""/></text:p>
          </draw:text-box>
          <svg:title/>
          <svg:desc/>
        </draw:frame>
        <draw:frame draw:id="id97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background (1:1-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urnt offerings (1:6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blessing (1:7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12-tx-Title-and-Text" presentation:presentation-page-layout-name="Master1-PPL12" draw:id="Slide-260">
        <draw:frame draw:id="id98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HRONICLES 1-5<text:s text:c="1"/></text:span><text:span text:style-name="a551" text:class-names=""/></text:p>
          </draw:text-box>
          <svg:title/>
          <svg:desc/>
        </draw:frame>
        <draw:frame draw:id="id99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SOLOMON'S GREAT WISDOM FROM GOD (1:1-1 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SOLOMON'S GREAT WORK FOR GOD (2:1-5:14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6" draw:style-name="a564" draw:master-page-name="Master1-Layout1-title-Title-Slide" presentation:presentation-page-layout-name="Master1-PPL1" draw:id="Slide-261">
        <draw:frame draw:id="id100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SOLOMON'S GREAT WORK FOR GOD (2:1-5:14):<text:s text:c="1"/></text:span><text:span text:style-name="a566" text:class-names=""/></text:p>
          </draw:text-box>
          <svg:title/>
          <svg:desc/>
        </draw:frame>
        <draw:frame draw:id="id101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Arranging for the work (2:1-18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7" draw:style-name="a574" draw:master-page-name="Master1-Layout12-tx-Title-and-Text" presentation:presentation-page-layout-name="Master1-PPL12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rranging for the work (2:1-18)<text:s text:c="1"/></text:span><text:span text:style-name="a576" text:class-names=""/></text:p>
          </draw:text-box>
          <svg:title/>
          <svg:desc/>
        </draw:frame>
        <draw:frame draw:id="id103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resources (2:1-2, 17-1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request (2:3-10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8" draw:style-name="a589" draw:master-page-name="Master1-Layout12-tx-Title-and-Text" presentation:presentation-page-layout-name="Master1-PPL12" draw:id="Slide-263">
        <draw:frame draw:id="id104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request (2:3-10):<text:s text:c="1"/></text:span><text:span text:style-name="a591" text:class-names=""/></text:p>
          </draw:text-box>
          <svg:title/>
          <svg:desc/>
        </draw:frame>
        <draw:frame draw:id="id105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he needs (2:3, 7-1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y he needs it (2:4-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9" draw:style-name="a604" draw:master-page-name="Master1-Layout12-tx-Title-and-Text" presentation:presentation-page-layout-name="Master1-PPL12" draw:id="Slide-264">
        <draw:frame draw:id="id106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rranging for the work (2:1-18)<text:s text:c="1"/></text:span><text:span text:style-name="a606" text:class-names=""/></text:p>
          </draw:text-box>
          <svg:title/>
          <svg:desc/>
        </draw:frame>
        <draw:frame draw:id="id107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resources (2:1-2, 17-18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quest (2:3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reply (2:11-16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0" draw:style-name="a622" draw:master-page-name="Master1-Layout12-tx-Title-and-Text" presentation:presentation-page-layout-name="Master1-PPL12" draw:id="Slide-265">
        <draw:frame draw:id="id108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The reply (2:11-16):<text:s text:c="1"/></text:span><text:span text:style-name="a624" text:class-names=""/></text:p>
          </draw:text-box>
          <svg:title/>
          <svg:desc/>
        </draw:frame>
        <draw:frame draw:id="id109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praise (2:11-12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promise (2:13-16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1" draw:style-name="a637" draw:master-page-name="Master1-Layout12-tx-Title-and-Text" presentation:presentation-page-layout-name="Master1-PPL12" draw:id="Slide-266">
        <draw:frame draw:id="id110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Arranging for the work (2:1-18)<text:s text:c="1"/></text:span><text:span text:style-name="a639" text:class-names=""/></text:p>
          </draw:text-box>
          <svg:title/>
          <svg:desc/>
        </draw:frame>
        <draw:frame draw:id="id111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resources (2:1-2, 17-1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quest (2:3-1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ply (2:11-1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2" draw:style-name="a655" draw:master-page-name="Master1-Layout12-tx-Title-and-Text" presentation:presentation-page-layout-name="Master1-PPL12" draw:id="Slide-267">
        <draw:frame draw:id="id112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SOLOMON'S GREAT WORK FOR GOD (2:1-5:14):<text:s text:c="1"/></text:span><text:span text:style-name="a657" text:class-names=""/></text:p>
          </draw:text-box>
          <svg:title/>
          <svg:desc/>
        </draw:frame>
        <draw:frame draw:id="id113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Arranging for the work (2:1-18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Assembling the Temple (3:1-4: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3" draw:style-name="a670" draw:master-page-name="Master1-Layout12-tx-Title-and-Text" presentation:presentation-page-layout-name="Master1-PPL12" draw:id="Slide-268">
        <draw:frame draw:id="id114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Assembling the Temple (3:1-4:22)<text:s text:c="1"/></text:span><text:span text:style-name="a672" text:class-names=""/></text:p>
          </draw:text-box>
          <svg:title/>
          <svg:desc/>
        </draw:frame>
        <draw:frame draw:id="id115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facts (3:1-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furnishings (3:3-4:22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4" draw:style-name="a685" draw:master-page-name="Master1-Layout13-twoColTx-Title-and-2-Column-Text" presentation:presentation-page-layout-name="Master1-PPL13" draw:id="Slide-269">
        <draw:frame draw:id="id116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furnishings (3:3-4:22)<text:s text:c="1"/></text:span><text:span text:style-name="a687" text:class-names=""/></text:p>
          </draw:text-box>
          <svg:title/>
          <svg:desc/>
        </draw:frame>
        <draw:frame draw:id="id117" presentation:style-name="a711" draw:name="Text Placeholder 2" svg:x="1.38021in" svg:y="2in" svg:width="4.61632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Foundation and foyer (3:3-4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Main room (3:5-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Most Holy Place (3:8-1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Curtain (3:14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wo pillars (3:15-1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Bronze altar (4:1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  <draw:frame draw:id="id118" presentation:style-name="a736" draw:name="Text Placeholder 3" svg:x="6.16319in" svg:y="2in" svg:width="4.61632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Bronze Sea (4:2-5, 10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en basins (4:6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en lampstands (4:7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en tables and 100 gold basins (4:8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Courtyard for the priests (4:9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Articles made of bronze (4:11-1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Articles made of gold (4:19-22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15" draw:style-name="a737" draw:master-page-name="Master1-Layout12-tx-Title-and-Text" presentation:presentation-page-layout-name="Master1-PPL12" draw:id="Slide-270">
        <draw:frame draw:id="id119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ssembling the Temple (3:1-4:22)<text:s text:c="1"/></text:span><text:span text:style-name="a739" text:class-names=""/></text:p>
          </draw:text-box>
          <svg:title/>
          <svg:desc/>
        </draw:frame>
        <draw:frame draw:id="id120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facts (3:1-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furnishings (3:3-4:2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6" draw:style-name="a752" draw:master-page-name="Master1-Layout12-tx-Title-and-Text" presentation:presentation-page-layout-name="Master1-PPL12" draw:id="Slide-271">
        <draw:frame draw:id="id121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SOLOMON'S GREAT WORK FOR GOD (2:1-5:14):<text:s text:c="1"/></text:span><text:span text:style-name="a754" text:class-names=""/></text:p>
          </draw:text-box>
          <svg:title/>
          <svg:desc/>
        </draw:frame>
        <draw:frame draw:id="id122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rranging for the work (2:1-18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ssembling the Temple (3:1-4:22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Acquiring the Ark (5:1-14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7" draw:style-name="a770" draw:master-page-name="Master1-Layout12-tx-Title-and-Text" presentation:presentation-page-layout-name="Master1-PPL12" draw:id="Slide-272">
        <draw:frame draw:id="id123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Acquiring the Ark (5:1-14)<text:s text:c="1"/></text:span><text:span text:style-name="a772" text:class-names=""/></text:p>
          </draw:text-box>
          <svg:title/>
          <svg:desc/>
        </draw:frame>
        <draw:frame draw:id="id124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accessories (5:1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Ark (5:2-14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18" draw:style-name="a785" draw:master-page-name="Master1-Layout12-tx-Title-and-Text" presentation:presentation-page-layout-name="Master1-PPL12" draw:id="Slide-273">
        <draw:frame draw:id="id125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<text:s text:c="1"/>The Ark (5:2-14):<text:s text:c="1"/></text:span><text:span text:style-name="a787" text:class-names=""/></text:p>
          </draw:text-box>
          <svg:title/>
          <svg:desc/>
        </draw:frame>
        <draw:frame draw:id="id126" presentation:style-name="a802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carriers (5:2-10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celebration (5:11-13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 cloud (5:13-14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19" draw:style-name="a803" draw:master-page-name="Master1-Layout12-tx-Title-and-Text" presentation:presentation-page-layout-name="Master1-PPL12" draw:id="Slide-274">
        <draw:frame draw:id="id127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Acquiring the Ark (5:1-14)<text:s text:c="1"/></text:span><text:span text:style-name="a805" text:class-names=""/></text:p>
          </draw:text-box>
          <svg:title/>
          <svg:desc/>
        </draw:frame>
        <draw:frame draw:id="id128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The accessories (5:1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The Ark (5:2-14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0" draw:style-name="a818" draw:master-page-name="Master1-Layout12-tx-Title-and-Text" presentation:presentation-page-layout-name="Master1-PPL12" draw:id="Slide-275">
        <draw:frame draw:id="id129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SOLOMON'S GREAT WORK FOR GOD (2:1-5:14):<text:s text:c="1"/></text:span><text:span text:style-name="a820" text:class-names=""/></text:p>
          </draw:text-box>
          <svg:title/>
          <svg:desc/>
        </draw:frame>
        <draw:frame draw:id="id130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Arranging for the work (2:1-18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Assembling the Temple (3:1-4:22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Acquiring the Ark (5:1-14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1" draw:style-name="a836" draw:master-page-name="Master1-Layout12-tx-Title-and-Text" presentation:presentation-page-layout-name="Master1-PPL12" draw:id="Slide-276">
        <draw:frame draw:id="id131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2 CHRONICLES 1-5<text:s text:c="1"/></text:span><text:span text:style-name="a838" text:class-names=""/></text:p>
          </draw:text-box>
          <svg:title/>
          <svg:desc/>
        </draw:frame>
        <draw:frame draw:id="id132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SOLOMON'S GREAT WISDOM FROM GOD (1:1-1 7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SOLOMON'S GREAT WORK FOR GOD (2:1-5:1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-5 </dc:title>
    <meta:initial-creator>David STRICKLAND</meta:initial-creator>
    <dc:creator>David STRICKLAND</dc:creator>
    <meta:creation-date>2020-02-22T19:24:15Z</meta:creation-date>
    <dc:date>2020-02-22T19:24:16Z</dc:date>
    <meta:template xlink:href="BibleStudy" xlink:type="simple"/>
    <meta:editing-cycles>1</meta:editing-cycles>
    <meta:editing-duration>PT0S</meta:editing-duration>
    <meta:document-statistic meta:paragraph-count="81" meta:word-count="553"/>
  </office:meta>
</office:document-meta>
</file>